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E</mi>
              <mrow>
                <msub>
                  <mn>0</mn>
                  <mi>x</mi>
                </msub>
              </mrow>
            </msub>
            <mrow>
              <mi/>
              <mo stretchy="false">=</mo>
              <mi/>
            </mrow>
            <mrow>
              <mo stretchy="false">∣</mo>
              <mrow>
                <msub>
                  <mi>E</mi>
                  <mrow>
                    <msub>
                      <mn>0</mn>
                      <mi>x</mi>
                    </msub>
                  </mrow>
                </msub>
              </mrow>
              <mo stretchy="false">∣</mo>
            </mrow>
            <mi/>
            <mi>cos</mi>
            <mrow>
              <mo stretchy="false">(</mo>
              <mrow>
                <mi mathvariant="italic">kz</mi>
                <mrow>
                  <mi/>
                  <mo stretchy="false">−</mo>
                  <mi/>
                </mrow>
                <mo stretchy="false">ω</mo>
                <mi>t</mi>
                <mrow>
                  <mi/>
                  <mo stretchy="false">+</mo>
                  <mi/>
                </mrow>
                <mo stretchy="false">ϕ</mo>
              </mrow>
              <mo stretchy="false">)</mo>
            </mrow>
          </mrow>
        </mtd>
      </mtr>
      <mtr>
        <mtd>
          <mrow>
            <msub>
              <mi>E</mi>
              <mrow>
                <msub>
                  <mn>0</mn>
                  <mi>y</mi>
                </msub>
              </mrow>
            </msub>
            <mrow>
              <mi/>
              <mo stretchy="false">=</mo>
              <mi/>
            </mrow>
            <mrow>
              <mo stretchy="false">∣</mo>
              <mrow>
                <msub>
                  <mi>E</mi>
                  <mrow>
                    <msub>
                      <mn>0</mn>
                      <mi>y</mi>
                    </msub>
                  </mrow>
                </msub>
              </mrow>
              <mo stretchy="false">∣</mo>
            </mrow>
            <mi/>
            <mi>cos</mi>
            <mrow>
              <mo stretchy="false">(</mo>
              <mrow>
                <mi mathvariant="italic">kz</mi>
                <mrow>
                  <mi/>
                  <mo stretchy="false">−</mo>
                  <mi/>
                </mrow>
                <mo stretchy="false">ω</mo>
                <mi>t</mi>
                <mrow>
                  <mi/>
                  <mo stretchy="false">+</mo>
                  <mi/>
                </mrow>
                <mo stretchy="false">ϕ</mo>
                <mrow>
                  <mi/>
                  <mo stretchy="false">+</mo>
                  <mi/>
                </mrow>
                <mo stretchy="false">δ</mo>
              </mrow>
              <mo stretchy="false">)</mo>
            </mrow>
          </mrow>
        </mtd>
      </mtr>
    </mtable>
    <annotation encoding="StarMath 5.0">alignl E_{0_x} `=` lline E_{0_x} rline ` cos (kz `-` %iomega t `+` %iphi) newline
alignl E_{0_y} `=` lline E_{0_y} rline ` cos (kz `-` %iomega t `+` %iphi `+` %idelt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6:21:47.773000000</meta:creation-date>
    <meta:generator>LibreOffice/4.1.4.2$Windows_x86 LibreOffice_project/0a0440ccc0227ad9829de5f46be37cfb6edcf72</meta:generator>
  </office:meta>
</office:document-meta>
</file>